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600000000E52A1EE1356B604B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ed1c2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svg:stroke-color="#dddddd" draw:fill="none" draw:textarea-horizontal-align="justify" draw:textarea-vertical-align="middle" draw:auto-grow-height="false" fo:min-height="1.02cm" fo:min-width="0.389cm"/>
    </style:style>
    <style:style style:name="gr4" style:family="graphic" style:parent-style-name="standard">
      <style:graphic-properties svg:stroke-color="#dddddd" draw:fill="none" draw:textarea-horizontal-align="justify" draw:textarea-vertical-align="middle" draw:auto-grow-height="false" fo:min-height="1.02cm" fo:min-width="0.77cm"/>
    </style:style>
    <style:style style:name="gr5" style:family="graphic" style:parent-style-name="objectwithoutfill">
      <style:graphic-properties svg:stroke-width="0.106cm" svg:stroke-color="#0066b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draw:stroke="dash" draw:stroke-dash="Fine_20_Dashed"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none" draw:textarea-vertical-align="middle" draw:auto-grow-height="false" fo:min-height="2.974cm" fo:min-width="0cm"/>
    </style:style>
    <style:style style:name="gr9" style:family="graphic" style:parent-style-name="standard">
      <style:graphic-properties draw:fill="none" draw:textarea-vertical-align="middle" draw:auto-grow-height="false" fo:min-height="1.436cm" fo:min-width="0cm"/>
    </style:style>
    <style:style style:name="gr10" style:family="graphic" style:parent-style-name="standard">
      <style:graphic-properties svg:stroke-color="#dddddd" draw:fill="none" draw:textarea-horizontal-align="justify" draw:textarea-vertical-align="middle" draw:auto-grow-height="false" fo:min-height="1.147cm" fo:min-width="3.131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51cm" svg:height="0.254cm" svg:x="1.9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3.7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5.5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7.3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9.2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0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2.8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4.6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6.4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8.2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.9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3.7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5.5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7.3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9.2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0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2.8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4.6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6.4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0.164cm" svg:y="6.5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965cm" svg:y="6.5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6.365cm" svg:y="6.596cm">
          <draw:image xlink:href="Pictures/10000000000000600000000E52A1EE1356B604B1.png" xlink:type="simple" xlink:show="embed" xlink:actuate="onLoad">
            <text:p/>
          </draw:image>
        </draw:frame>
        <draw:line draw:style-name="gr2" draw:text-style-name="P2" draw:layer="layout" svg:x1="6.634cm" svg:y1="6.234cm" svg:x2="7.523cm" svg:y2="7.123cm">
          <text:p/>
        </draw:line>
        <draw:line draw:style-name="gr2" draw:text-style-name="P2" draw:layer="layout" svg:x1="7.523cm" svg:y1="6.233cm" svg:x2="6.634cm" svg:y2="7.122cm">
          <text:p/>
        </draw:line>
        <draw:line draw:style-name="gr2" draw:text-style-name="P2" draw:layer="layout" svg:x1="10.435cm" svg:y1="6.234cm" svg:x2="11.324cm" svg:y2="7.123cm">
          <text:p/>
        </draw:line>
        <draw:line draw:style-name="gr2" draw:text-style-name="P2" draw:layer="layout" svg:x1="11.324cm" svg:y1="6.233cm" svg:x2="10.435cm" svg:y2="7.122cm">
          <text:p/>
        </draw:line>
        <draw:line draw:style-name="gr2" draw:text-style-name="P2" draw:layer="layout" svg:x1="12.235cm" svg:y1="6.234cm" svg:x2="13.124cm" svg:y2="7.123cm">
          <text:p/>
        </draw:line>
        <draw:line draw:style-name="gr2" draw:text-style-name="P2" draw:layer="layout" svg:x1="13.124cm" svg:y1="6.233cm" svg:x2="12.235cm" svg:y2="7.122cm">
          <text:p/>
        </draw:line>
        <draw:custom-shape draw:style-name="gr3" draw:text-style-name="P3" draw:layer="layout" svg:width="0.889cm" svg:height="1.27cm" svg:x="1cm" svg:y="2.47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0.619cm" svg:y="4.17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1.651cm" svg:height="0.254cm" svg:x="1.9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3.7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5.5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7.3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9.2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0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2.8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4.6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6.4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8.2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2.7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4.5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6.3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8.1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0.0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8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3.664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5.465cm" svg:y="3.3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7.264cm" svg:y="3.396cm">
          <draw:image xlink:href="Pictures/10000000000000600000000E52A1EE1356B604B1.png" xlink:type="simple" xlink:show="embed" xlink:actuate="onLoad">
            <text:p/>
          </draw:image>
        </draw:frame>
        <draw:custom-shape draw:style-name="gr3" draw:text-style-name="P3" draw:layer="layout" svg:width="0.889cm" svg:height="1.27cm" svg:x="1.8cm" svg:y="2.47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0.619cm" svg:y="4.178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10.435cm" svg:y1="3.034cm" svg:x2="11.324cm" svg:y2="3.923cm">
          <text:p/>
        </draw:line>
        <draw:line draw:style-name="gr5" draw:text-style-name="P2" draw:layer="layout" svg:x1="11.324cm" svg:y1="3.033cm" svg:x2="10.435cm" svg:y2="3.922cm">
          <text:p/>
        </draw:line>
        <draw:line draw:style-name="gr5" draw:text-style-name="P2" draw:layer="layout" svg:x1="9.635cm" svg:y1="4.534cm" svg:x2="10.524cm" svg:y2="5.423cm">
          <text:p/>
        </draw:line>
        <draw:line draw:style-name="gr5" draw:text-style-name="P2" draw:layer="layout" svg:x1="10.524cm" svg:y1="4.533cm" svg:x2="9.635cm" svg:y2="5.422cm">
          <text:p/>
        </draw:line>
        <draw:line draw:style-name="gr5" draw:text-style-name="P2" draw:layer="layout" svg:x1="11.335cm" svg:y1="4.534cm" svg:x2="12.224cm" svg:y2="5.423cm">
          <text:p/>
        </draw:line>
        <draw:line draw:style-name="gr5" draw:text-style-name="P2" draw:layer="layout" svg:x1="12.224cm" svg:y1="4.533cm" svg:x2="11.335cm" svg:y2="5.422cm">
          <text:p/>
        </draw:line>
        <draw:line draw:style-name="gr6" draw:text-style-name="P2" draw:layer="layout" svg:x1="10.941cm" svg:y1="6.462cm" svg:x2="10.941cm" svg:y2="1.888cm">
          <text:p/>
        </draw:line>
      </draw:page>
      <draw:page draw:name="page3" draw:style-name="dp1" draw:master-page-name="Default">
        <draw:frame draw:style-name="gr1" draw:text-style-name="P1" draw:layer="layout" svg:width="1.651cm" svg:height="0.254cm" svg:x="1.9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3.7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5.5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7.3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9.2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1.0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2.8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4.664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6.463cm" svg:y="4.896cm">
          <draw:image xlink:href="Pictures/10000000000000600000000E52A1EE1356B604B1.png" xlink:type="simple" xlink:show="embed" xlink:actuate="onLoad">
            <text:p/>
          </draw:image>
        </draw:frame>
        <draw:frame draw:style-name="gr1" draw:text-style-name="P1" draw:layer="layout" svg:width="1.651cm" svg:height="0.254cm" svg:x="18.264cm" svg:y="4.896cm">
          <draw:image xlink:href="Pictures/10000000000000600000000E52A1EE1356B604B1.png" xlink:type="simple" xlink:show="embed" xlink:actuate="onLoad">
            <text:p/>
          </draw:image>
        </draw:frame>
        <draw:line draw:style-name="gr5" draw:text-style-name="P2" draw:layer="layout" svg:x1="9.635cm" svg:y1="4.534cm" svg:x2="10.524cm" svg:y2="5.423cm">
          <text:p/>
        </draw:line>
        <draw:line draw:style-name="gr5" draw:text-style-name="P2" draw:layer="layout" svg:x1="10.524cm" svg:y1="4.533cm" svg:x2="9.635cm" svg:y2="5.422cm">
          <text:p/>
        </draw:line>
        <draw:line draw:style-name="gr5" draw:text-style-name="P2" draw:layer="layout" svg:x1="11.335cm" svg:y1="4.534cm" svg:x2="12.224cm" svg:y2="5.423cm">
          <text:p/>
        </draw:line>
        <draw:line draw:style-name="gr5" draw:text-style-name="P2" draw:layer="layout" svg:x1="12.224cm" svg:y1="4.533cm" svg:x2="11.335cm" svg:y2="5.422cm">
          <text:p/>
        </draw:line>
        <draw:line draw:style-name="gr2" draw:text-style-name="P2" draw:layer="layout" svg:x1="5.935cm" svg:y1="4.534cm" svg:x2="6.824cm" svg:y2="5.423cm">
          <text:p/>
        </draw:line>
        <draw:line draw:style-name="gr2" draw:text-style-name="P2" xml:id="id1" draw:id="id1" draw:layer="layout" svg:x1="6.824cm" svg:y1="4.533cm" svg:x2="5.935cm" svg:y2="5.422cm">
          <text:p/>
        </draw:line>
        <draw:line draw:style-name="gr6" draw:text-style-name="P2" draw:layer="layout" svg:x1="10.942cm" svg:y1="7.241cm" svg:x2="10.942cm" svg:y2="3.888cm">
          <text:p/>
        </draw:line>
        <draw:line draw:style-name="gr5" draw:text-style-name="P2" xml:id="id2" draw:id="id2" draw:layer="layout" svg:x1="15.036cm" svg:y1="4.534cm" svg:x2="15.925cm" svg:y2="5.423cm">
          <text:p/>
        </draw:line>
        <draw:line draw:style-name="gr5" draw:text-style-name="P2" draw:layer="layout" svg:x1="15.925cm" svg:y1="4.533cm" svg:x2="15.036cm" svg:y2="5.422cm">
          <text:p/>
        </draw:line>
        <draw:connector draw:style-name="gr7" draw:text-style-name="P2" draw:layer="layout" draw:type="curve" draw:line-skew="0.717cm" svg:x1="6.379cm" svg:y1="5.422cm" svg:x2="15.48cm" svg:y2="5.423cm" draw:start-shape="id1" draw:start-glue-point="2" draw:end-shape="id2" svg:d="M6379 5422c0 1906 9101 1906 9101 1" svg:viewBox="0 0 9102 1431">
          <text:p/>
        </draw:connector>
        <draw:custom-shape draw:style-name="gr8" draw:text-style-name="P2" draw:layer="layout" svg:width="0.508cm" svg:height="3.4cm" draw:transform="rotate (-1.5707963267949) translate (12.684cm 3.81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9" draw:text-style-name="P2" draw:layer="layout" svg:width="0.508cm" svg:height="1.778cm" draw:transform="rotate (-1.5707963267949) translate (7.262cm 3.815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5" draw:layer="layout" svg:width="3.631cm" svg:height="1.397cm" svg:x="4.583cm" svg:y="2.397cm">
          <text:p text:style-name="P4"><text:span text:style-name="T2">2.s</text:span><text:span text:style-name="T2">pēl</text:span><text:span text:style-name="T2">ētāj</text:span><text:span text:style-name="T2">s</text:span></text:p>
          <text:p text:style-name="P4"><text:span text:style-name="T3">1.g</text:span><text:span text:style-name="T3">ājie</text:span><text:span text:style-name="T3">n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631cm" svg:height="1.397cm" svg:x="9.083cm" svg:y="2.401cm">
          <text:p text:style-name="P4"><text:span text:style-name="T2">1.s</text:span><text:span text:style-name="T2">pēl</text:span><text:span text:style-name="T2">ētāj</text:span><text:span text:style-name="T2">s</text:span></text:p>
          <text:p text:style-name="P4"><text:span text:style-name="T3">1.g</text:span><text:span text:style-name="T3">ājie</text:span><text:span text:style-name="T3">ns</text:span>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631cm" svg:height="1.397cm" svg:x="13.583cm" svg:y="2.405cm">
          <text:p text:style-name="P4"><text:span text:style-name="T2">1.s</text:span><text:span text:style-name="T2">pēl</text:span><text:span text:style-name="T2">ētāj</text:span><text:span text:style-name="T2">s</text:span></text:p>
          <text:p text:style-name="P4"><text:span text:style-name="T3">2.g</text:span><text:span text:style-name="T3">ājie</text:span><text:span text:style-name="T3">n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0.508cm" svg:height="1.778cm" draw:transform="rotate (-1.5707963267949) translate (16.362cm 3.8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26T13:18:13.356066132</meta:creation-date>
    <dc:date>2019-04-26T16:36:45.036691192</dc:date>
    <meta:editing-duration>PT2H47M27S</meta:editing-duration>
    <meta:editing-cycles>5</meta:editing-cycles>
    <meta:generator>LibreOffice/6.0.7.3$Linux_X86_64 LibreOffice_project/00m0$Build-3</meta:generator>
    <meta:document-statistic meta:object-count="84"/>
  </office:meta>
</office:document-meta>
</file>